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ff9900" draw:fill-gradient-name="Opentelcos01" draw:textarea-horizontal-align="justify" draw:textarea-vertical-align="middle" draw:auto-grow-height="false" fo:min-height="1.506cm" fo:min-width="7.402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9900" draw:fill-gradient-name="Opentelcos01"/>
      <style:paragraph-properties fo:text-align="center"/>
      <style:text-properties fo:color="#ffffff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" style:family="text">
      <style:text-properties fo:color="#eeeeee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80808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9cm" svg:height="2.2cm" svg:x="1.2cm" svg:y="1.2cm">
          <text:p text:style-name="P1"><text:span text:style-name="T1">Open</text:span><text:span text:style-name="T2">telco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31.8089242732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Opentelcos01" draw:style="radial" draw:cx="0%" draw:cy="0%" draw:start-color="#ffcc00" draw:end-color="#ff99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engrav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GraceTHD"/>
      <draw:layer draw:name="Interne"/>
      <draw:layer draw:name="Commercial"/>
      <draw:layer draw:name="Gratuites"/>
      <draw:layer draw:name="OpenData"/>
      <draw:layer draw:name="OpenTelcos_db"/>
      <draw:layer draw:name="Opentelcos_tool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23:04:59.468000000</meta:creation-date>
    <dc:date>2016-09-20T17:12:03.655000000</dc:date>
    <meta:editing-duration>PT2H30M12S</meta:editing-duration>
    <meta:editing-cycles>15</meta:editing-cycles>
    <meta:generator>LibreOffice/5.0.6.3$Windows_x86 LibreOffice_project/490fc03b25318460cfc54456516ea2519c11d1aa</meta:generator>
    <meta:document-statistic meta:object-count="1"/>
  </office:meta>
</office:document-meta>
</file>